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text-outline="false" style:text-line-through-style="none" fo:font-family="'Liberation Serif', 'Times New Roman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6.256cm" svg:y="1.016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7.78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7.112cm" svg:y="8.128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7.78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7.78cm" svg:y="13.97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7.78cm" svg:y="18.288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.032cm" svg:y="4.82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558cm" svg:y1="7.62cm" svg:x2="19.558cm" svg:y2="9.398cm" draw:start-shape="id1" draw:start-glue-point="2" draw:end-shape="id2" draw:end-glue-point="0" svg:d="m19558 7620v1778" svg:viewBox="0 0 1 1779">
          <text:p/>
        </draw:connector>
        <draw:connector draw:style-name="gr2" draw:text-style-name="P1" draw:layer="layout" draw:type="line" svg:x1="19.558cm" svg:y1="11.43cm" svg:x2="19.558cm" svg:y2="13.97cm" draw:start-shape="id2" draw:start-glue-point="2" draw:end-shape="id3" draw:end-glue-point="0" svg:d="m19558 11430v2540" svg:viewBox="0 0 1 2541">
          <text:p/>
        </draw:connector>
        <draw:connector draw:style-name="gr2" draw:text-style-name="P1" draw:layer="layout" draw:type="line" svg:x1="19.558cm" svg:y1="16.002cm" svg:x2="19.558cm" svg:y2="18.288cm" draw:start-shape="id3" draw:start-glue-point="2" draw:end-shape="id4" svg:d="m19558 16002v2286" svg:viewBox="0 0 1 2287">
          <text:p/>
        </draw:connector>
        <draw:connector draw:style-name="gr2" draw:text-style-name="P1" draw:layer="layout" draw:type="line" svg:x1="10.668cm" svg:y1="9.144cm" svg:x2="16.256cm" svg:y2="2.413cm" draw:start-shape="id5" draw:start-glue-point="1" draw:end-shape="id6" draw:end-glue-point="3" svg:d="m10668 9144 5588-6731" svg:viewBox="0 0 5589 6732">
          <text:p/>
        </draw:connector>
        <draw:connector draw:style-name="gr2" draw:text-style-name="P1" draw:layer="layout" draw:type="line" svg:x1="5.588cm" svg:y1="5.842cm" svg:x2="16.256cm" svg:y2="2.413cm" draw:start-shape="id7" draw:start-glue-point="1" draw:end-shape="id6" draw:end-glue-point="3" svg:d="m5588 5842 10668-3429" svg:viewBox="0 0 10669 3430">
          <text:p/>
        </draw:connector>
        <draw:line draw:style-name="gr3" draw:text-style-name="P1" draw:layer="layout" svg:x1="17.272cm" svg:y1="5.842cm" svg:x2="17.272cm" svg:y2="7.366cm">
          <text:p/>
        </draw:line>
        <draw:custom-shape draw:style-name="gr1" draw:text-style-name="P2" draw:layer="layout" svg:width="3.556cm" svg:height="2.032cm" svg:x="23.876cm" svg:y="16.002cm">
          <text:p><text:span text:style-name="T1">SCH7729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1cm" svg:y="11.685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876cm" svg:y1="17.018cm" svg:x2="20.828cm" svg:y2="17.018cm">
          <text:p/>
        </draw:line>
        <draw:line draw:style-name="gr3" draw:text-style-name="P1" draw:layer="layout" svg:x1="23.621cm" svg:y1="12.701cm" svg:x2="20.827cm" svg:y2="12.701cm">
          <text:p/>
        </draw:line>
        <draw:line draw:style-name="gr3" draw:text-style-name="P1" draw:layer="layout" svg:x1="20.827cm" svg:y1="13.209cm" svg:x2="20.827cm" svg:y2="12.193cm">
          <text:p/>
        </draw:line>
        <draw:line draw:style-name="gr3" draw:text-style-name="P1" draw:layer="layout" svg:x1="20.828cm" svg:y1="16.51cm" svg:x2="20.828cm" svg:y2="17.526cm">
          <text:p/>
        </draw:line>
        <draw:custom-shape draw:style-name="gr1" draw:text-style-name="P2" draw:layer="layout" svg:width="3.556cm" svg:height="2.032cm" svg:x="23.62cm" svg:y="11.684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2cm" svg:y="9.144cm">
          <text:p><text:span text:style-name="T1">ZM 3363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4.571cm" svg:height="12.699cm" draw:transform="rotate (-3.14159265358979) translate (17.78cm 19.304cm)" svg:viewBox="0 0 4572 12700" draw:points="0,0 4572,0 4572,12700 508,12700">
          <text:p/>
        </draw:polyline>
        <draw:line draw:style-name="gr3" draw:text-style-name="P1" draw:layer="layout" svg:x1="23.622cm" svg:y1="10.16cm" svg:x2="21.844cm" svg:y2="10.16cm">
          <text:p/>
        </draw:line>
        <draw:line draw:style-name="gr3" draw:text-style-name="P1" draw:layer="layout" svg:x1="21.844cm" svg:y1="10.668cm" svg:x2="21.844cm" svg:y2="9.652cm">
          <text:p/>
        </draw:line>
        <draw:connector draw:style-name="gr2" draw:text-style-name="P1" draw:layer="layout" draw:type="line" svg:x1="19.431cm" svg:y1="3.81cm" svg:x2="19.558cm" svg:y2="5.588cm" draw:start-shape="id6" draw:start-glue-point="2" draw:end-shape="id1" draw:end-glue-point="0" svg:d="m19431 3810 127 1778" svg:viewBox="0 0 128 1779">
          <text:p/>
        </draw:connector>
        <draw:custom-shape draw:style-name="gr1" draw:text-style-name="P2" draw:layer="layout" svg:width="3.556cm" svg:height="2.032cm" svg:x="9.652cm" svg:y="1.016cm">
          <text:p><text:span text:style-name="T1">Gefintin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208cm" svg:y1="2.032cm" svg:x2="14.986cm" svg:y2="2.032cm">
          <text:p/>
        </draw:line>
        <draw:line draw:style-name="gr3" draw:text-style-name="P1" draw:layer="layout" svg:x1="14.986cm" svg:y1="2.413cm" svg:x2="14.986cm" svg:y2="1.651cm">
          <text:p/>
        </draw:line>
        <draw:custom-shape draw:style-name="gr1" draw:text-style-name="P2" draw:layer="layout" svg:width="3.556cm" svg:height="2.032cm" svg:x="1.778cm" svg:y="8.382cm">
          <text:p><text:span text:style-name="T1">GM6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8.382cm" svg:x2="3.556cm" svg:y2="7.366cm">
          <text:p/>
        </draw:line>
        <draw:line draw:style-name="gr3" draw:text-style-name="P1" draw:layer="layout" svg:x1="5.334cm" svg:y1="9.398cm" svg:x2="6.604cm" svg:y2="9.398cm">
          <text:p/>
        </draw:line>
        <draw:line draw:style-name="gr3" draw:text-style-name="P1" draw:layer="layout" svg:x1="3.048cm" svg:y1="7.366cm" svg:x2="4.064cm" svg:y2="7.366cm">
          <text:p/>
        </draw:line>
        <draw:line draw:style-name="gr3" draw:text-style-name="P1" draw:layer="layout" svg:x1="6.604cm" svg:y1="9.906cm" svg:x2="6.604cm" svg:y2="8.89cm">
          <text:p/>
        </draw:line>
        <draw:custom-shape draw:style-name="gr1" draw:text-style-name="P2" draw:layer="layout" svg:width="3.556cm" svg:height="2.032cm" svg:x="1.852cm" svg:y="1.105cm">
          <text:p><text:span text:style-name="T1">BMS 5613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3.137cm" svg:x2="3.556cm" svg:y2="4.318cm">
          <text:p/>
        </draw:line>
        <draw:line draw:style-name="gr3" draw:text-style-name="P1" draw:layer="layout" svg:x1="3.048cm" svg:y1="4.318cm" svg:x2="4.064cm" svg:y2="4.318cm">
          <text:p/>
        </draw:line>
        <draw:polyline draw:style-name="gr3" draw:text-style-name="P1" draw:layer="layout" svg:width="3.047cm" svg:height="9.143cm" draw:transform="rotate (-3.14159265358979) translate (17.78cm 19.304cm)" svg:viewBox="0 0 3048 9144" draw:points="0,0 3048,0 3048,9144 339,9144">
          <text:p/>
        </draw:polyline>
        <draw:line draw:style-name="gr3" draw:text-style-name="P1" draw:layer="layout" svg:x1="17.472cm" svg:y1="9.442cm" svg:x2="17.472cm" svg:y2="10.966cm">
          <text:p/>
        </draw:line>
        <draw:connector draw:style-name="gr2" draw:text-style-name="P1" draw:layer="layout" draw:line-skew="-0.769cm" svg:x1="17.78cm" svg:y1="19.304cm" svg:x2="2.032cm" svg:y2="5.842cm" draw:start-shape="id4" draw:end-shape="id7" draw:end-glue-point="3" svg:d="m17780 19304h-17018v-13462h1270" svg:viewBox="0 0 17019 1346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5T07:34:31</dc:date>
    <dc:creator>Carter </dc:creator>
    <meta:editing-duration>P0D</meta:editing-duration>
    <meta:editing-cycles>4</meta:editing-cycles>
    <meta:generator>LibreOffice/3.5$Linux_X86_64 LibreOffice_project/350m1$Build-2</meta:generator>
    <meta:document-statistic meta:object-count="62"/>
  </office:meta>
</office:document-meta>
</file>